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c2a29" style:font-name="Lato Extended"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style>
    <style:style style:name="P3"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 Extended" fo:font-size="12pt" fo:letter-spacing="normal" fo:font-style="normal" fo:font-weight="normal"/>
    </style:style>
    <style:style style:name="P4"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 Extended" fo:font-size="12pt" fo:letter-spacing="normal" fo:font-style="normal" fo:font-weight="normal"/>
    </style:style>
    <style:style style:name="P5"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c2a29" style:font-name="Lato Extended" fo:font-size="12pt" fo:letter-spacing="normal" fo:font-style="normal" fo:font-weight="normal"/>
    </style:style>
    <style:style style:name="P6"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 Extended" fo:font-size="12pt" fo:letter-spacing="normal" fo:font-style="normal" fo:font-weight="normal"/>
    </style:style>
    <style:style style:name="P7" style:family="paragraph" style:parent-style-name="Heading_20_3">
      <style:text-properties fo:font-variant="normal" fo:text-transform="none" fo:color="#2c2a29" style:font-name="Lato Extended" fo:letter-spacing="normal" fo:font-style="normal" fo:font-weight="normal"/>
    </style:style>
    <style:style style:name="P8" style:family="paragraph" style:parent-style-name="Heading_20_3">
      <style:paragraph-properties fo:margin-left="0in" fo:margin-right="0in" fo:margin-top="0.0626in" fo:margin-bottom="0.0626in" loext:contextual-spacing="false" fo:line-height="150%" fo:orphans="2" fo:widows="2" fo:text-indent="0in" style:auto-text-indent="false"/>
      <style:text-properties fo:font-variant="normal" fo:text-transform="none" fo:color="#2c2a29" style:font-name="Lato Extended" fo:letter-spacing="normal" fo:font-style="normal" fo:font-weight="normal"/>
    </style:style>
    <style:style style:name="T1" style:family="text">
      <style:text-properties fo:font-style="italic"/>
    </style:style>
    <style:style style:name="T2" style:family="text">
      <style:text-properties fo:font-variant="normal" fo:text-transform="none" fo:color="#2c2a29" style:font-name="Lato Extended" fo:font-size="12pt" fo:letter-spacing="normal" fo:font-style="normal" fo:font-weight="normal"/>
    </style:style>
    <style:style style:name="T3" style:family="text">
      <style:text-properties fo:font-variant="normal" fo:text-transform="none" fo:color="#2c2a29" style:font-name="Lato Extended" fo:font-size="12pt" fo:letter-spacing="normal" fo:font-style="normal" style:text-underline-style="solid" style:text-underline-width="auto" style:text-underline-color="font-color" fo:font-weight="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Overview</text:h>
      <text:p text:style-name="P1">In this assignment you will implement an abstract data type (ADT). Specifically, you will implement a list ADT whose interface we have specified for you. The operations to be supported by the list are:</text:p>
      <text:list xml:id="list2940885937" text:style-name="L1">
        <text:list-item>
          <text:p text:style-name="P3">Adding elements to the beginning or end of the list.</text:p>
        </text:list-item>
        <text:list-item>
          <text:p text:style-name="P5">Removing elements from the beginning or end of the list.</text:p>
        </text:list-item>
        <text:list-item>
          <text:p text:style-name="P5">Getting the current size of the list.</text:p>
        </text:list-item>
        <text:list-item>
          <text:p text:style-name="P5">Checking whether a specific element is contained in the list.</text:p>
        </text:list-item>
        <text:list-item>
          <text:p text:style-name="P5">Sorting the list according to some specified ordering.</text:p>
        </text:list-item>
        <text:list-item>
          <text:p text:style-name="P5">Iterating over the elements in the list.</text:p>
        </text:list-item>
      </text:list>
      <text:p text:style-name="P1">There should be no bound on the number of elements that may be inserted into the list, short of running out of memory.</text:p>
      <text:h text:style-name="P8" text:outline-level="3">Algorithms</text:h>
      <text:p text:style-name="P1">The purpose of this assignment is mainly to become acquainted with our chosen pattern for implementing ADTs. The algoritms employed are a secondary concern; you are free to choose any implementation you like, as long as you correctly implement the specified interface.</text:p>
      <text:p text:style-name="P1">Two reasonable approaches are storing the elements in a doubly-linked list, or using an array which is dynamically resized as the list grows. If time allows, feel free to implement both of these. As for sorting the list, we suggest you start out by implementing one of the so-called elementary sorting algorithms that have a complexity of O(n*n). You can always return to the code at a later time to implement a more efficient sorting algorithm.</text:p>
      <text:h text:style-name="P8" text:outline-level="3">Applications</text:h>
      <text:p text:style-name="P1">You will implement two applications that utilize your list ADT. The first, called <text:span text:style-name="T1">sortwords</text:span>, should tokenize a set of input files into a sequence of words, and proceed to print all words in sorted order. The second, called <text:span text:style-name="T1">reversewords</text:span>, should work similarly, but should print all words in the reverse order that they appear in the input. In both cases, the set of input files to process should be listed on the command-line, like this:</text:p>
      <text:p text:style-name="P1">./sortwords sometextfile someothertextfile ...</text:p>
      <text:h text:style-name="P8" text:outline-level="3"><text:soft-page-break/>Code</text:h>
      <text:p text:style-name="P2"><text:span text:style-name="T2">Your starting point is the following set of files, which can be downloaded </text:span><text:a xlink:type="simple" xlink:href="https://uit.instructure.com/courses/16493/files/744569/download?wrap=1" text:style-name="Internet_20_link" text:visited-style-name="Visited_20_Internet_20_Link"><text:span text:style-name="T3">here</text:span></text:a><text:span text:style-name="T2">:</text:span></text:p>
      <text:list xml:id="list2205227436" text:style-name="L2">
        <text:list-item>
          <text:p text:style-name="P4">list.h - Specifies the interface of the list ADT. Do not modify this file.</text:p>
        </text:list-item>
        <text:list-item>
          <text:p text:style-name="P6">common.h - Defines two utility functions for your convenience: fatal_error() and tokenize_file().</text:p>
        </text:list-item>
        <text:list-item>
          <text:p text:style-name="P6">common.c - Implements the functions defined in common.h.</text:p>
        </text:list-item>
        <text:list-item>
          <text:p text:style-name="P6">sortwords.c- An empty stub for the sortwords program (complete this).</text:p>
        </text:list-item>
        <text:list-item>
          <text:p text:style-name="P6">reversewords.c- An empty stub for the reversewords program (complete this).</text:p>
        </text:list-item>
        <text:list-item>
          <text:p text:style-name="P6">Makefile - A Makefile for compiling the code.</text:p>
        </text:list-item>
      </text:list>
      <text:p text:style-name="P1">Besides completing the sortwords and reversewords programs, you need to add a new source (.c) file that implements your list ADT. Once you've created that file (let's say you called it linkedlist.c), you need to make a minor change to the Makefile: Change the first line of the Makefile from LIST_SRC= to LIST_SRC=linkedlist.c. In general, if you create multiple implementations of the ADT you can change which one is being used by changing the value of the LIST_SRC variable in the Makefile.</text:p>
      <text:p text:style-name="P2"><text:span text:style-name="T2">We've bundled all of these files in a zip file. The zip file is located </text:span><text:a xlink:type="simple" xlink:href="https://uit.instructure.com/courses/16493/files/744569/download?wrap=1" text:style-name="Internet_20_link" text:visited-style-name="Visited_20_Internet_20_Link"><text:span text:style-name="T3">here</text:span></text:a><text:span text:style-name="T2">.</text:span></text:p>
      <text:h text:style-name="P8" text:outline-level="3">Tools</text:h>
      <text:p text:style-name="P1">All programming tools are installed on the lab machines.</text:p>
      <text:p text:style-name="P1">On Unix systems (e.g. Linux), you shold be able to compile and run the code for this assignment without installing anything, simply by typing 'make' from the shell.</text:p>
      <text:h text:style-name="P8" text:outline-level="3">Deadline</text:h>
      <text:p text:style-name="P1">This assignment is not mandatory. However, we highly recommend you to complet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8T10:49:00.056779573</meta:creation-date>
    <dc:date>2021-03-18T10:53:56.522205993</dc:date>
    <meta:editing-duration>PT4M57S</meta:editing-duration>
    <meta:editing-cycles>1</meta:editing-cycles>
    <meta:document-statistic meta:table-count="0" meta:image-count="0" meta:object-count="0" meta:page-count="2" meta:paragraph-count="30" meta:word-count="548" meta:character-count="3240" meta:non-whitespace-character-count="2734"/>
    <meta:generator>LibreOffice/6.0.7.3$Linux_X86_64 LibreOffice_project/00m0$Build-3</meta:generator>
  </office:meta>
</office:document-meta>
</file>